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6.354cm" fo:min-width="6.104cm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1.274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1.177cm"/>
    </style:style>
    <style:style style:name="gr4" style:family="graphic" style:parent-style-name="standard">
      <style:graphic-properties draw:stroke="solid" draw:stroke-dash="Line_20_with_20_Fine_20_Dots" svg:stroke-color="#000000" draw:fill="none" draw:fill-color="#ffffff" draw:opacity="100%" draw:opacity-name="Transparency_20_21" draw:auto-grow-height="true" draw:auto-grow-width="false" fo:max-height="0cm" fo:min-height="1.177cm"/>
    </style:style>
    <style:style style:name="gr5" style:family="graphic" style:parent-style-name="standard">
      <style:graphic-properties draw:textarea-horizontal-align="justify" draw:textarea-vertical-align="middle" draw:auto-grow-height="false" fo:min-height="3.052cm" fo:min-width="7.579cm"/>
    </style:style>
    <style:style style:name="gr6" style:family="graphic" style:parent-style-name="standard">
      <style:graphic-properties draw:textarea-horizontal-align="justify" draw:textarea-vertical-align="middle" draw:auto-grow-height="false" fo:min-height="3.137cm" fo:min-width="7.579cm"/>
    </style:style>
    <style:style style:name="gr7" style:family="graphic" style:parent-style-name="standard">
      <style:graphic-properties draw:textarea-horizontal-align="justify" draw:textarea-vertical-align="middle" draw:auto-grow-height="false" fo:min-height="2.883cm" fo:min-width="5.342cm"/>
    </style:style>
    <style:style style:name="gr8" style:family="graphic" style:parent-style-name="standard">
      <style:graphic-properties draw:textarea-horizontal-align="justify" draw:textarea-vertical-align="middle" draw:auto-grow-height="false" fo:min-height="3.814cm" fo:min-width="7.57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1.765cm"/>
    </style:style>
    <style:style style:name="gr11" style:family="graphic" style:parent-style-name="standard">
      <style:graphic-properties draw:textarea-horizontal-align="justify" draw:textarea-vertical-align="middle" draw:auto-grow-height="false" fo:min-height="2.544cm" fo:min-width="8.64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textarea-horizontal-align="justify" draw:textarea-vertical-align="middle" draw:auto-grow-height="false" fo:min-height="3.052cm" fo:min-width="8.136cm"/>
    </style:style>
    <style:style style:name="gr14" style:family="graphic" style:parent-style-name="standard">
      <style:graphic-properties draw:opacity="50%" draw:textarea-horizontal-align="justify" draw:textarea-vertical-align="middle" draw:auto-grow-height="false" fo:min-height="28.654cm" fo:min-width="57.921cm" draw:shadow="hidden" draw:shadow-opacity="100%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2.021cm" style:use-optimal-column-width="false"/>
    </style:style>
    <style:style style:name="co3" style:family="table-column">
      <style:table-column-properties style:column-width="1.955cm" style:use-optimal-column-width="false"/>
    </style:style>
    <style:style style:name="co4" style:family="table-column">
      <style:table-column-properties style:column-width="2.01cm" style:use-optimal-column-width="false"/>
    </style:style>
    <style:style style:name="co5" style:family="table-column">
      <style:table-column-properties style:column-width="1.89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5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color="#ef413d" fo:background-color="#1c1c1c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start"/>
      <style:text-properties fo:font-size="15pt" fo:font-weight="bold" style:font-size-asian="15pt" style:font-weight-asian="bold" style:font-size-complex="15pt" style:font-weight-complex="bold"/>
    </style:style>
    <style:style style:name="P3" style:family="paragraph">
      <loext:graphic-properties draw:fill="none" draw:fill-color="#ffffff"/>
      <style:paragraph-properties fo:line-height="150%" fo:text-align="start"/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="none" draw:fill-color="#ffffff" draw:opacity="100%" draw:opacity-name="Transparency_20_21"/>
      <style:paragraph-properties fo:line-height="150%" fo:text-align="start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line-height="150%" fo:text-align="center"/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="none" draw:fill-color="#ffffff"/>
      <style:paragraph-properties fo:line-height="150%" fo:text-align="center"/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opacity="50%"/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style:paragraph-properties fo:text-align="center"/>
      <style:text-properties fo:color="#ef413d" fo:background-color="#1c1c1c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604cm" svg:height="6.604cm" svg:x="21.082cm" svg:y="1.27cm">
          <text:p text:style-name="P1">Encoder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7.066cm" svg:height="1.524cm" svg:x="1.524cm" svg:y="1.016cm">
          <draw:text-box>
            <text:p text:style-name="P2"><text:span text:style-name="T1">Source Language = (Number of batch, </text:span><text:span text:style-name="T2">Max Length of sentences)</text:span></text:p>
          </draw:text-box>
        </draw:frame>
        <draw:frame draw:style-name="gr3" draw:text-style-name="P3" draw:layer="layout" svg:width="17.066cm" svg:height="1.427cm" svg:x="1.476cm" svg:y="3.048cm">
          <draw:text-box>
            <text:p text:style-name="P2"><text:span text:style-name="T2">Target Language = </text:span><text:span text:style-name="T2">(Number of batch, </text:span><text:span text:style-name="T2">Max Length of </text:span><text:span text:style-name="T2">sentences)</text:span></text:p>
          </draw:text-box>
        </draw:frame>
        <draw:frame draw:style-name="gr3" draw:text-style-name="P3" draw:layer="layout" svg:width="17.066cm" svg:height="1.427cm" svg:x="1.476cm" svg:y="5.08cm">
          <draw:text-box>
            <text:p text:style-name="P2"><text:span text:style-name="T2">Encoder Initialize = (Number </text:span><text:span text:style-name="T2">of batch, Number of decoder </text:span><text:span text:style-name="T2">unit )</text:span></text:p>
          </draw:text-box>
        </draw:frame>
        <draw:frame draw:style-name="gr3" draw:text-style-name="P3" draw:layer="layout" svg:width="27.432cm" svg:height="1.427cm" svg:x="30.48cm" svg:y="1.113cm">
          <draw:text-box>
            <text:p text:style-name="P2"><text:span text:style-name="T1">Enco</text:span><text:span text:style-name="T1">der </text:span><text:span text:style-name="T1">Outp</text:span><text:span text:style-name="T1">ut = </text:span><text:span text:style-name="T1">(Nu</text:span><text:span text:style-name="T1">mbe</text:span><text:span text:style-name="T1">r of </text:span><text:span text:style-name="T1">batc</text:span><text:span text:style-name="T1">h, </text:span><text:span text:style-name="T1">Max </text:span><text:span text:style-name="T1">Leng</text:span><text:span text:style-name="T1">th, </text:span><text:span text:style-name="T2"><text:s/></text:span><text:span text:style-name="T2">Num</text:span><text:span text:style-name="T2">ber </text:span><text:span text:style-name="T2">of </text:span><text:span text:style-name="T2">enco</text:span><text:span text:style-name="T2">der </text:span><text:span text:style-name="T2">unit)</text:span></text:p>
          </draw:text-box>
        </draw:frame>
        <draw:frame draw:style-name="gr4" draw:text-style-name="P4" draw:layer="layout" svg:width="25.547cm" svg:height="1.427cm" svg:x="30.587cm" svg:y="3.058cm">
          <draw:text-box>
            <text:p text:style-name="P2"><text:span text:style-name="T1">Encoder </text:span><text:span text:style-name="T1">Hidden = </text:span><text:span text:style-name="T1">(Number </text:span><text:span text:style-name="T1">of batch, </text:span><text:span text:style-name="T2"><text:s/></text:span><text:span text:style-name="T2">Number </text:span><text:span text:style-name="T2">of </text:span><text:span text:style-name="T2">encoder </text:span><text:span text:style-name="T2">unit)</text:span></text:p>
          </draw:text-box>
        </draw:frame>
        <draw:custom-shape draw:style-name="gr5" draw:text-style-name="P1" draw:layer="layout" svg:width="8.079cm" svg:height="3.302cm" svg:x="50.292cm" svg:y="13.97cm">
          <text:p text:style-name="P1">Attention layer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5.748cm" svg:height="2.015cm" svg:x="30.48cm" svg:y="5.097cm">
          <draw:text-box>
            <text:p text:style-name="P5"><text:span text:style-name="T1">Decoder Input for each word in </text:span><text:span text:style-name="T1">the target tensor</text:span></text:p>
            <text:p text:style-name="P5"><text:span text:style-name="T1">For the first time <text:s/>“start” = </text:span><text:span text:style-name="T1">(Number of batch, </text:span><text:span text:style-name="T2"><text:s/>1) <text:s/></text:span></text:p>
          </draw:text-box>
        </draw:frame>
        <draw:custom-shape draw:style-name="gr6" draw:text-style-name="P1" draw:layer="layout" svg:width="8.079cm" svg:height="3.387cm" svg:x="31.291cm" svg:y="14.393cm">
          <text:p text:style-name="P1">Embedding layer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0.066cm" svg:height="1.427cm" svg:x="23.876cm" svg:y="20.574cm">
          <draw:text-box>
            <text:p text:style-name="P5"><text:span text:style-name="T1">Decoder Input = (Number of </text:span><text:span text:style-name="T1">batch, </text:span><text:span text:style-name="T2"><text:s/>1, dimension of </text:span><text:span text:style-name="T2">embedding)</text:span></text:p>
          </draw:text-box>
        </draw:frame>
        <draw:custom-shape draw:style-name="gr7" draw:text-style-name="P1" draw:layer="layout" svg:width="5.842cm" svg:height="3.133cm" svg:x="40.894cm" svg:y="28.617cm">
          <text:p text:style-name="P1">Concat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4.13cm" svg:height="1.427cm" svg:x="32.258cm" svg:y="33.625cm">
          <draw:text-box>
            <text:p text:style-name="P5"><text:span text:style-name="T1">Decoder Input = (Number of batch, <text:s/>1, dimension of embedding + Number of </text:span><text:span text:style-name="T2">encoder unit)</text:span></text:p>
          </draw:text-box>
        </draw:frame>
        <draw:custom-shape draw:style-name="gr8" draw:text-style-name="P1" draw:layer="layout" svg:width="8.079cm" svg:height="4.064cm" svg:x="32.053cm" svg:y="37.084cm">
          <text:p text:style-name="P1">GRU</text:p>
          <text:p text:style-name="P1">Decoder Layer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1.336cm" svg:height="1.427cm" svg:x="7.874cm" svg:y="36.927cm">
          <draw:text-box>
            <text:p text:style-name="P5"><text:span text:style-name="T1">Decoder <text:s/></text:span><text:span text:style-name="T1">Output = </text:span><text:span text:style-name="T1">(Number of </text:span><text:span text:style-name="T1">batch, Max of </text:span><text:span text:style-name="T1">Length, </text:span><text:span text:style-name="T2"><text:s/></text:span><text:span text:style-name="T2">Number of </text:span><text:span text:style-name="T2">decoder unit)</text:span></text:p>
          </draw:text-box>
        </draw:frame>
        <draw:frame draw:style-name="gr3" draw:text-style-name="P6" draw:layer="layout" svg:width="21.336cm" svg:height="1.427cm" svg:x="7.874cm" svg:y="39.213cm">
          <draw:text-box>
            <text:p text:style-name="P5"><text:span text:style-name="T1">Decoder Hidden </text:span><text:span text:style-name="T1">= (Number of </text:span><text:span text:style-name="T1">batch, </text:span><text:span text:style-name="T2"><text:s/>Number </text:span><text:span text:style-name="T2">of decoder unit)</text:span></text:p>
          </draw:text-box>
        </draw:frame>
        <draw:line draw:style-name="gr9" draw:text-style-name="P7" draw:layer="layout" svg:x1="57.658cm" svg:y1="2.54cm" svg:x2="57.658cm" svg:y2="13.97cm">
          <text:p/>
        </draw:line>
        <draw:line draw:style-name="gr9" draw:text-style-name="P7" draw:layer="layout" svg:x1="56.134cm" svg:y1="4.485cm" svg:x2="56.134cm" svg:y2="13.97cm">
          <text:p/>
        </draw:line>
        <draw:line draw:style-name="gr9" draw:text-style-name="P7" draw:layer="layout" svg:x1="34.544cm" svg:y1="7.112cm" svg:x2="34.597cm" svg:y2="14.139cm">
          <text:p/>
        </draw:line>
        <draw:line draw:style-name="gr9" draw:text-style-name="P7" draw:layer="layout" svg:x1="56.642cm" svg:y1="17.335cm" svg:x2="56.642cm" svg:y2="23.622cm">
          <text:p/>
        </draw:line>
        <draw:frame draw:style-name="gr3" draw:text-style-name="P6" draw:layer="layout" svg:width="19.812cm" svg:height="3.779cm" svg:x="38.608cm" svg:y="23.622cm">
          <draw:text-box>
            <text:p text:style-name="P5"><text:span text:style-name="T1">Context Vector = (Number of batch, <text:s/>Number of </text:span><text:span text:style-name="T2">encoder unit)</text:span></text:p>
            <text:p text:style-name="P5"><text:span text:style-name="T2">Reshaped</text:span></text:p>
            <text:p text:style-name="P5"><text:span text:style-name="T1">Context Vector = (Number of batch, 1 ,Number of </text:span><text:span text:style-name="T2">encoder unit)</text:span></text:p>
            <text:p text:style-name="P5"><text:span text:style-name="T2"/></text:p>
          </draw:text-box>
        </draw:frame>
        <draw:line draw:style-name="gr9" draw:text-style-name="P7" draw:layer="layout" svg:x1="34.544cm" svg:y1="17.78cm" svg:x2="34.544cm" svg:y2="20.574cm">
          <text:p/>
        </draw:line>
        <draw:line draw:style-name="gr9" draw:text-style-name="P7" draw:layer="layout" svg:x1="29.21cm" svg:y1="22.001cm" svg:x2="29.21cm" svg:y2="30.226cm">
          <text:p/>
        </draw:line>
        <draw:line draw:style-name="gr9" draw:text-style-name="P7" draw:layer="layout" svg:x1="29.21cm" svg:y1="30.226cm" svg:x2="40.894cm" svg:y2="30.226cm">
          <text:p/>
        </draw:line>
        <draw:line draw:style-name="gr9" draw:text-style-name="P7" draw:layer="layout" svg:x1="48.514cm" svg:y1="27.592cm" svg:x2="48.514cm" svg:y2="30.226cm">
          <text:p/>
        </draw:line>
        <draw:line draw:style-name="gr9" draw:text-style-name="P7" draw:layer="layout" svg:x1="48.514cm" svg:y1="29.972cm" svg:x2="46.736cm" svg:y2="29.972cm">
          <text:p/>
        </draw:line>
        <draw:line draw:style-name="gr9" draw:text-style-name="P7" draw:layer="layout" svg:x1="44.196cm" svg:y1="31.75cm" svg:x2="44.196cm" svg:y2="33.625cm">
          <text:p/>
        </draw:line>
        <draw:line draw:style-name="gr9" draw:text-style-name="P7" draw:layer="layout" svg:x1="44.196cm" svg:y1="35.052cm" svg:x2="44.196cm" svg:y2="39.116cm">
          <text:p/>
        </draw:line>
        <draw:line draw:style-name="gr9" draw:text-style-name="P7" draw:layer="layout" svg:x1="7.874cm" svg:y1="39.878cm" svg:x2="3.048cm" svg:y2="39.878cm">
          <text:p/>
        </draw:line>
        <draw:line draw:style-name="gr9" draw:text-style-name="P7" draw:layer="layout" svg:x1="2.794cm" svg:y1="12.954cm" svg:x2="56.134cm" svg:y2="12.954cm">
          <text:p/>
        </draw:line>
        <draw:line draw:style-name="gr9" draw:text-style-name="P7" draw:layer="layout" svg:x1="44.196cm" svg:y1="38.862cm" svg:x2="40.132cm" svg:y2="38.862cm">
          <text:p/>
        </draw:line>
        <draw:frame draw:style-name="gr10" draw:text-style-name="P6" draw:layer="layout" svg:width="23.622cm" svg:height="2.015cm" svg:x="7.62cm" svg:y="31.767cm">
          <draw:text-box>
            <text:p text:style-name="P5"><text:span text:style-name="T1">Decoder <text:s/>Output Reshaped = </text:span><text:span text:style-name="T1">(Number of batch, Max of </text:span><text:span text:style-name="T1">Length * </text:span><text:span text:style-name="T2"><text:s/>Number of decoder </text:span><text:span text:style-name="T2">unit)</text:span></text:p>
          </draw:text-box>
        </draw:frame>
        <draw:custom-shape draw:style-name="gr11" draw:text-style-name="P1" draw:layer="layout" svg:width="9.144cm" svg:height="2.794cm" svg:x="13.716cm" svg:y="27.178cm">
          <text:p text:style-name="P1">Fully Connected Layer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6.002cm" svg:height="2.015cm" svg:x="10.784cm" svg:y="23.114cm">
          <draw:text-box>
            <text:p text:style-name="P5"><text:span text:style-name="T1">FC <text:s/>Output= (Number of batch, <text:s/>N</text:span><text:span text:style-name="T2">umber of Vocabulary size)</text:span></text:p>
          </draw:text-box>
        </draw:frame>
        <draw:line draw:style-name="gr9" draw:text-style-name="P7" draw:layer="layout" svg:x1="19.304cm" svg:y1="36.927cm" svg:x2="19.304cm" svg:y2="33.782cm">
          <text:p/>
        </draw:line>
        <draw:line draw:style-name="gr9" draw:text-style-name="P7" draw:layer="layout" svg:x1="19.304cm" svg:y1="31.767cm" svg:x2="19.304cm" svg:y2="29.972cm">
          <text:p/>
        </draw:line>
        <draw:line draw:style-name="gr9" draw:text-style-name="P7" draw:layer="layout" svg:x1="19.05cm" svg:y1="27.178cm" svg:x2="19.05cm" svg:y2="25.129cm">
          <text:p/>
        </draw:line>
        <draw:line draw:style-name="gr9" draw:text-style-name="P7" draw:layer="layout" svg:x1="32.053cm" svg:y1="38.1cm" svg:x2="29.21cm" svg:y2="38.1cm">
          <text:p/>
        </draw:line>
        <draw:line draw:style-name="gr9" draw:text-style-name="P7" draw:layer="layout" svg:x1="32.053cm" svg:y1="39.878cm" svg:x2="29.21cm" svg:y2="39.878cm">
          <text:p/>
        </draw:line>
        <draw:frame draw:style-name="standard" draw:layer="layout" svg:width="13.68cm" svg:height="3.887cm" svg:x="4.47cm" svg:y="7.4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number-columns-spanned="7">
                <text:p text:style-name="P1"><text:span text:style-name="T3">Word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Start </text:p>
              </table:table-cell>
              <table:table-cell>
                <text:p text:style-name="P1">ID </text:p>
              </table:table-cell>
              <table:table-cell>
                <text:p text:style-name="P1">ID</text:p>
              </table:table-cell>
              <table:table-cell>
                <text:p text:style-name="P1">ID </text:p>
              </table:table-cell>
              <table:table-cell>
                <text:p text:style-name="P1">ID </text:p>
              </table:table-cell>
              <table:table-cell>
                <text:p text:style-name="P1">ID</text:p>
              </table:table-cell>
              <table:table-cell>
                <text:p text:style-name="P1">End </text:p>
              </table:table-cell>
            </table:table-row>
            <table:table-row table:style-name="ro1" table:default-cell-style-name="ce1">
              <table:table-cell>
                <text:p text:style-name="P1">Start </text:p>
              </table:table-cell>
              <table:table-cell>
                <text:p text:style-name="P1">ID </text:p>
              </table:table-cell>
              <table:table-cell>
                <text:p text:style-name="P1">ID</text:p>
              </table:table-cell>
              <table:table-cell>
                <text:p text:style-name="P1">ID </text:p>
              </table:table-cell>
              <table:table-cell>
                <text:p text:style-name="P1">ID </text:p>
              </table:table-cell>
              <table:table-cell>
                <text:p text:style-name="P1">ID</text:p>
              </table:table-cell>
              <table:table-cell>
                <text:p text:style-name="P1">End </text:p>
              </table:table-cell>
            </table:table-row>
            <table:table-row table:style-name="ro1" table:default-cell-style-name="ce1">
              <table:table-cell>
                <text:p text:style-name="P1">Start </text:p>
              </table:table-cell>
              <table:table-cell>
                <text:p text:style-name="P1">ID </text:p>
              </table:table-cell>
              <table:table-cell>
                <text:p text:style-name="P1">ID</text:p>
              </table:table-cell>
              <table:table-cell>
                <text:p text:style-name="P1">ID </text:p>
              </table:table-cell>
              <table:table-cell>
                <text:p text:style-name="P1">ID </text:p>
              </table:table-cell>
              <table:table-cell>
                <text:p text:style-name="P1">ID</text:p>
              </table:table-cell>
              <table:table-cell>
                <text:p text:style-name="P1">End 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9" draw:layer="layout" svg:width="4.826cm" svg:height="1.673cm" svg:x="0cm" svg:y="8.636cm">
          <draw:text-box>
            <text:p text:style-name="P8"><text:span text:style-name="T3">Sentences</text:span></text:p>
          </draw:text-box>
        </draw:frame>
        <draw:custom-shape draw:style-name="gr13" draw:text-style-name="P1" draw:layer="layout" svg:width="8.636cm" svg:height="3.302cm" svg:x="9.398cm" svg:y="15.24cm">
          <text:p text:style-name="P1">Loss Calculation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5.494cm" svg:y1="23.114cm" svg:x2="15.494cm" svg:y2="18.542cm">
          <text:p/>
        </draw:line>
        <draw:line draw:style-name="gr9" draw:text-style-name="P7" draw:layer="layout" svg:x1="34.544cm" svg:y1="11.938cm" svg:x2="26.162cm" svg:y2="11.938cm">
          <text:p/>
        </draw:line>
        <draw:line draw:style-name="gr9" draw:text-style-name="P7" draw:layer="layout" svg:x1="26.416cm" svg:y1="15.748cm" svg:x2="18.034cm" svg:y2="15.748cm">
          <text:p/>
        </draw:line>
        <draw:line draw:style-name="gr9" draw:text-style-name="P7" draw:layer="layout" svg:x1="3.048cm" svg:y1="39.878cm" svg:x2="2.794cm" svg:y2="12.954cm">
          <text:p/>
        </draw:line>
        <draw:line draw:style-name="gr9" draw:text-style-name="P7" draw:layer="layout" svg:x1="26.162cm" svg:y1="11.938cm" svg:x2="26.162cm" svg:y2="15.748cm">
          <text:p/>
        </draw:line>
        <draw:line draw:style-name="gr9" draw:text-style-name="P7" draw:layer="layout" svg:x1="18.59cm" svg:y1="2.032cm" svg:x2="20.876cm" svg:y2="2.032cm">
          <text:p/>
        </draw:line>
        <draw:line draw:style-name="gr9" draw:text-style-name="P7" draw:layer="layout" svg:x1="18.542cm" svg:y1="3.81cm" svg:x2="20.861cm" svg:y2="3.81cm">
          <text:p/>
        </draw:line>
        <draw:line draw:style-name="gr9" draw:text-style-name="P7" draw:layer="layout" svg:x1="18.542cm" svg:y1="5.842cm" svg:x2="20.934cm" svg:y2="5.842cm">
          <text:p/>
        </draw:line>
        <draw:line draw:style-name="gr9" draw:text-style-name="P7" draw:layer="layout" svg:x1="27.432cm" svg:y1="2.54cm" svg:x2="30.48cm" svg:y2="1.778cm">
          <text:p/>
        </draw:line>
        <draw:line draw:style-name="gr9" draw:text-style-name="P7" draw:layer="layout" svg:x1="27.686cm" svg:y1="4.843cm" svg:x2="30.48cm" svg:y2="3.81cm">
          <text:p/>
        </draw:line>
        <draw:custom-shape draw:style-name="gr14" draw:text-style-name="P11" draw:layer="layout" svg:width="58.421cm" svg:height="28.904cm" draw:transform="skewX (-0.00698131700797732) rotate (-0.00698131700797713) translate (0.508cm 12.292cm)">
          <text:p text:style-name="P10"><text:span text:style-name="T4">Decoder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3.68cm" svg:height="3.887cm" svg:x="35.93cm" svg:y="8.252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2" table:default-cell-style-name="ce1">
              <table:table-cell table:number-columns-spanned="7">
                <text:p text:style-name="P1"><text:span text:style-name="T3">Word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 table:style-name="ce2">
                <text:p text:style-name="P12">Start </text:p>
              </table:table-cell>
              <table:table-cell>
                <text:p text:style-name="P1">ID </text:p>
              </table:table-cell>
              <table:table-cell>
                <text:p text:style-name="P1">ID</text:p>
              </table:table-cell>
              <table:table-cell>
                <text:p text:style-name="P1">ID </text:p>
              </table:table-cell>
              <table:table-cell>
                <text:p text:style-name="P1">ID </text:p>
              </table:table-cell>
              <table:table-cell>
                <text:p text:style-name="P1">ID</text:p>
              </table:table-cell>
              <table:table-cell>
                <text:p text:style-name="P1">End </text:p>
              </table:table-cell>
            </table:table-row>
            <table:table-row table:style-name="ro1" table:default-cell-style-name="ce1">
              <table:table-cell table:style-name="ce2">
                <text:p text:style-name="P12">Start </text:p>
              </table:table-cell>
              <table:table-cell>
                <text:p text:style-name="P1">ID </text:p>
              </table:table-cell>
              <table:table-cell>
                <text:p text:style-name="P1">ID</text:p>
              </table:table-cell>
              <table:table-cell>
                <text:p text:style-name="P1">ID </text:p>
              </table:table-cell>
              <table:table-cell>
                <text:p text:style-name="P1">ID </text:p>
              </table:table-cell>
              <table:table-cell>
                <text:p text:style-name="P1">ID</text:p>
              </table:table-cell>
              <table:table-cell>
                <text:p text:style-name="P1">End </text:p>
              </table:table-cell>
            </table:table-row>
            <table:table-row table:style-name="ro1" table:default-cell-style-name="ce1">
              <table:table-cell table:style-name="ce2">
                <text:p text:style-name="P12">Start </text:p>
              </table:table-cell>
              <table:table-cell>
                <text:p text:style-name="P1">ID </text:p>
              </table:table-cell>
              <table:table-cell>
                <text:p text:style-name="P1">ID</text:p>
              </table:table-cell>
              <table:table-cell>
                <text:p text:style-name="P1">ID </text:p>
              </table:table-cell>
              <table:table-cell>
                <text:p text:style-name="P1">ID </text:p>
              </table:table-cell>
              <table:table-cell>
                <text:p text:style-name="P1">ID</text:p>
              </table:table-cell>
              <table:table-cell>
                <text:p text:style-name="P1">End 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opacity draw:name="Transparency_20_21" draw:display-name="Transparency 21" draw:style="linear" draw:start="100%" draw:end="0%" draw:angle="10" draw:border="85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5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061cm" fo:margin-bottom="0cm" fo:text-indent="0cm"/>
      <style:text-properties fo:font-size="74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96cm" fo:margin-bottom="0cm" fo:text-indent="0cm"/>
      <style:text-properties fo:font-size="63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28cm" fo:margin-bottom="0cm" fo:text-indent="0cm"/>
      <style:text-properties fo:font-size="53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64cm" fo:margin-bottom="0cm" fo:text-indent="0cm"/>
      <style:text-properties fo:font-size="53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64cm" fo:margin-bottom="0cm" fo:text-indent="0cm"/>
      <style:text-properties fo:font-size="53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64cm" fo:margin-bottom="0cm" fo:text-indent="0cm"/>
      <style:text-properties fo:font-size="53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64cm" fo:margin-bottom="0cm" fo:text-indent="0cm"/>
      <style:text-properties fo:font-size="53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64cm" fo:margin-bottom="0cm" fo:text-indent="0cm"/>
      <style:text-properties fo:font-size="53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draw:frame presentation:style-name="Default-title" draw:layer="backgroundobjects" svg:width="53.456cm" svg:height="7.01cm" svg:x="2.97cm" svg:y="1.67cm" presentation:class="title" presentation:placeholder="true">
        <draw:text-box/>
      </draw:frame>
      <draw:frame presentation:style-name="Default-outline1" draw:layer="backgroundobjects" svg:width="53.456cm" svg:height="24.356cm" svg:x="2.97cm" svg:y="9.822cm" presentation:class="outline" presentation:placeholder="true">
        <draw:text-box/>
      </draw:frame>
      <draw:frame presentation:style-name="Mpr1" draw:text-style-name="MP2" draw:layer="backgroundobjects" svg:width="13.839cm" svg:height="2.893cm" svg:x="2.97cm" svg:y="38.25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8.827cm" svg:height="2.893cm" svg:x="20.311cm" svg:y="38.25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3.839cm" svg:height="2.893cm" svg:x="42.586cm" svg:y="38.25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1T10:13:11.940395693</meta:creation-date>
    <dc:date>2021-02-01T14:25:47.427993560</dc:date>
    <meta:editing-duration>PT2H28M27S</meta:editing-duration>
    <meta:editing-cycles>2</meta:editing-cycles>
    <meta:generator>LibreOffice/6.0.7.3$Linux_X86_64 LibreOffice_project/00m0$Build-3</meta:generator>
    <meta:document-statistic meta:object-count="76"/>
  </office:meta>
</office:document-meta>
</file>